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5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0.8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botto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as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>
            <draw:frame table:end-cell-address="bass.G21" table:end-x="2.202cm" table:end-y="0.241cm" draw:z-index="0" draw:style-name="gr1" draw:text-style-name="P1" svg:width="9cm" svg:height="7.999cm" svg:x="2.235cm" svg:y="0.322cm">
              <draw:object draw:notify-on-update-of-ranges="bass.A6:bass.A16 bass.B5:bass.B5 bass.B6:bass.B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lasica.csv</text:p>
          </table:table-cell>
          <table:table-cell office:value-type="string">
            <text:p>Nu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bass.H40" table:end-x="0.119cm" table:end-y="0.426cm" draw:z-index="1" draw:style-name="gr2" draw:text-style-name="P1" svg:width="9cm" svg:height="7.999cm" svg:x="0.151cm" svg:y="0.082cm">
              <draw:object draw:notify-on-update-of-ranges="bass.A24:bass.A34 bass.B23:bass.B23 bass.B24:bass.B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jazz.csv</text:p>
          </table:table-cell>
          <table:table-cell office:value-type="string">
            <text:p>Nu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855">
            <text:p>855</text:p>
          </table:table-cell>
          <table:table-cell table:number-columns-repeated="2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>
            <text:p>kar.csv</text:p>
          </table:table-cell>
          <table:table-cell office:value-type="string">
            <text:p>Num</text:p>
          </table:table-cell>
          <table:table-cell>
            <draw:frame table:end-cell-address="bass.G60" table:end-x="1.978cm" table:end-y="0.278cm" draw:z-index="2" draw:style-name="gr1" draw:text-style-name="P1" svg:width="9cm" svg:height="7.999cm" svg:x="2.011cm" svg:y="0.359cm">
              <draw:object draw:notify-on-update-of-ranges="bass.A42:bass.A52 bass.B41:bass.B41 bass.B42:bass.B5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284">
            <text:p>284</text:p>
          </table:table-cell>
          <table:table-cell table:number-columns-repeated="2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/>
        </table:table-row>
      </table:table>
      <table:table table:name="melody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  <table:table-cell>
            <draw:frame table:end-cell-address="melody.G19" table:end-x="1.756cm" table:end-y="0.368cm" draw:z-index="1" draw:style-name="gr2" draw:text-style-name="P1" svg:width="9cm" svg:height="8cm" svg:x="1.789cm" svg:y="0.022cm">
              <draw:object draw:notify-on-update-of-ranges="melody.A4:melody.A14 melody.B3:melody.B3 melody.B4:melody.B1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lasica.csv</text:p>
          </table:table-cell>
          <table:table-cell office:value-type="string">
            <text:p>Num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melody.G38" table:end-x="1.851cm" table:end-y="0.416cm" draw:z-index="0" draw:style-name="gr1" draw:text-style-name="P1" svg:width="9cm" svg:height="8cm" svg:x="1.884cm" svg:y="0.07cm">
              <draw:object draw:notify-on-update-of-ranges="melody.A22:melody.A32 melody.B21:melody.B21 melody.B22:melody.B3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>
            <text:p>jazz.csv</text:p>
          </table:table-cell>
          <table:table-cell office:value-type="string">
            <text:p>Num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0.2">
            <text:p>0,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0.3">
            <text:p>0,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0.4">
            <text:p>0,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0.5">
            <text:p>0,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style-name="ce1" office:value-type="float" office:value="0.6">
            <text:p>0,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1" office:value-type="float" office:value="0.7">
            <text:p>0,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style-name="ce1" office:value-type="float" office:value="0.8">
            <text:p>0,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style-name="ce1" office:value-type="float" office:value="0.9">
            <text:p>0,9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kar.csv</text:p>
          </table:table-cell>
          <table:table-cell office:value-type="string">
            <text:p>Num</text:p>
          </table:table-cell>
          <table:table-cell>
            <draw:frame table:end-cell-address="melody.G58" table:end-x="1.681cm" table:end-y="0.143cm" draw:z-index="2" draw:style-name="gr1" draw:text-style-name="P1" svg:width="9cm" svg:height="7.999cm" svg:x="1.714cm" svg:y="0.224cm">
              <draw:object draw:notify-on-update-of-ranges="melody.A40:melody.A50 melody.B39:melody.B39 melody.B40:melody.B5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1">11/08/2012</text:date>, <text:time>09:2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0T13:10:31</meta:creation-date>
    <dc:date>2012-08-11T09:26:17</dc:date>
    <meta:editing-duration>PT47M50S</meta:editing-duration>
    <meta:editing-cycles>9</meta:editing-cycles>
    <meta:generator>OpenOffice.org/3.4$Unix OpenOffice.org_project/340m1$Build-9590</meta:generator>
    <meta:document-statistic meta:table-count="3" meta:cell-count="14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1cm" svg:height="8.009cm" xlink:href=".." xlink:type="simple" chart:class="chart:bar" chart:style-name="ch1">
        <chart:title svg:x="3.31cm" svg:y="0.296cm" chart:style-name="ch2">
          <text:p>clasica.csv</text:p>
        </chart:title>
        <chart:plot-area chart:style-name="ch3" table:cell-range-address="bass.A5:bass.B16" chart:data-source-has-labels="both" svg:x="0.63cm" svg:y="1.565cm" svg:width="8.011cm" svg:height="5.864cm">
          <chartooo:coordinate-region svg:x="1.464cm" svg:y="1.764cm" svg:width="7.177cm" svg:height="5.019cm"/>
          <chart:axis chart:dimension="x" chart:name="primary-x" chart:style-name="ch4" chartooo:axis-type="auto">
            <chartooo:date-scale/>
            <chart:categories table:cell-range-address="bass.A6:bas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s.B6:bass.B16" chart:label-cell-address="bass.B5:bass.B5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</text:p>
                <draw:g>
                  <svg:desc>bass.B5:bass.B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bass.A6:bass.A16</svg:desc>
                </draw:g>
              </table:table-cell>
              <table:table-cell office:value-type="float" office:value="0">
                <text:p>0</text:p>
                <draw:g>
                  <svg:desc>bass.B6:bass.B16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1cm" svg:height="8.018cm" xlink:href=".." xlink:type="simple" chart:class="chart:bar" chart:style-name="ch1">
        <chart:title svg:x="3.601cm" svg:y="0.296cm" chart:style-name="ch2">
          <text:p>jazz.csv</text:p>
        </chart:title>
        <chart:plot-area chart:style-name="ch3" table:cell-range-address="bass.A23:bass.B34" chart:data-source-has-labels="both" svg:x="0.63cm" svg:y="1.565cm" svg:width="8.011cm" svg:height="5.873cm">
          <chartooo:coordinate-region svg:x="1.464cm" svg:y="1.764cm" svg:width="7.177cm" svg:height="5.028cm"/>
          <chart:axis chart:dimension="x" chart:name="primary-x" chart:style-name="ch4" chartooo:axis-type="auto">
            <chartooo:date-scale/>
            <chart:categories table:cell-range-address="bass.A24:bass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s.B24:bass.B34" chart:label-cell-address="bass.B23:bass.B2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</text:p>
                <draw:g>
                  <svg:desc>bass.B23:bass.B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bass.A24:bass.A34</svg:desc>
                </draw:g>
              </table:table-cell>
              <table:table-cell office:value-type="float" office:value="0">
                <text:p>0</text:p>
                <draw:g>
                  <svg:desc>bass.B24:bass.B3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1cm" svg:height="8.014cm" xlink:href=".." xlink:type="simple" chart:class="chart:bar" chart:style-name="ch1">
        <chart:title svg:x="3.706cm" svg:y="0.296cm" chart:style-name="ch2">
          <text:p>kar.csv</text:p>
        </chart:title>
        <chart:plot-area chart:style-name="ch3" table:cell-range-address="bass.A41:bass.B52" chart:data-source-has-labels="both" svg:x="0.63cm" svg:y="1.565cm" svg:width="8.011cm" svg:height="5.869cm">
          <chartooo:coordinate-region svg:x="1.464cm" svg:y="1.764cm" svg:width="7.177cm" svg:height="5.024cm"/>
          <chart:axis chart:dimension="x" chart:name="primary-x" chart:style-name="ch4" chartooo:axis-type="auto">
            <chartooo:date-scale/>
            <chart:categories table:cell-range-address="bass.A42:bass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s.B42:bass.B52" chart:label-cell-address="bass.B41:bass.B4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</text:p>
                <draw:g>
                  <svg:desc>bass.B41:bass.B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bass.A42:bass.A52</svg:desc>
                </draw:g>
              </table:table-cell>
              <table:table-cell office:value-type="float" office:value="0">
                <text:p>0</text:p>
                <draw:g>
                  <svg:desc>bass.B42:bass.B5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1cm" svg:height="8.001cm" xlink:href=".." xlink:type="simple" chart:class="chart:bar" chart:style-name="ch1">
        <chart:title svg:x="3.31cm" svg:y="0.296cm" chart:style-name="ch2">
          <text:p>clasica.csv</text:p>
        </chart:title>
        <chart:plot-area chart:style-name="ch3" table:cell-range-address="melody.A3:melody.B14" chart:data-source-has-labels="both" svg:x="0.63cm" svg:y="1.565cm" svg:width="8.011cm" svg:height="5.856cm">
          <chartooo:coordinate-region svg:x="1.464cm" svg:y="1.764cm" svg:width="7.177cm" svg:height="5.011cm"/>
          <chart:axis chart:dimension="x" chart:name="primary-x" chart:style-name="ch4" chartooo:axis-type="auto">
            <chartooo:date-scale/>
            <chart:categories table:cell-range-address="melody.A4:melody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lody.B4:melody.B14" chart:label-cell-address="melody.B3:melody.B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</text:p>
                <draw:g>
                  <svg:desc>melody.B3:melody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elody.A4:melody.A14</svg:desc>
                </draw:g>
              </table:table-cell>
              <table:table-cell office:value-type="float" office:value="0">
                <text:p>0</text:p>
                <draw:g>
                  <svg:desc>melody.B4:melody.B1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1cm" svg:height="8.001cm" xlink:href=".." xlink:type="simple" chart:class="chart:bar" chart:style-name="ch1">
        <chart:title svg:x="3.601cm" svg:y="0.296cm" chart:style-name="ch2">
          <text:p>jazz.csv</text:p>
        </chart:title>
        <chart:plot-area chart:style-name="ch3" table:cell-range-address="melody.A21:melody.B32" chart:data-source-has-labels="both" svg:x="0.63cm" svg:y="1.565cm" svg:width="8.011cm" svg:height="5.856cm">
          <chartooo:coordinate-region svg:x="1.464cm" svg:y="1.764cm" svg:width="7.177cm" svg:height="5.011cm"/>
          <chart:axis chart:dimension="x" chart:name="primary-x" chart:style-name="ch4" chartooo:axis-type="auto">
            <chartooo:date-scale/>
            <chart:categories table:cell-range-address="melody.A22:melody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lody.B22:melody.B32" chart:label-cell-address="melody.B21:melody.B2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</text:p>
                <draw:g>
                  <svg:desc>melody.B21:melody.B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elody.A22:melody.A32</svg:desc>
                </draw:g>
              </table:table-cell>
              <table:table-cell office:value-type="float" office:value="0">
                <text:p>0</text:p>
                <draw:g>
                  <svg:desc>melody.B22:melody.B3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1cm" svg:height="8.014cm" xlink:href=".." xlink:type="simple" chart:class="chart:bar" chart:style-name="ch1">
        <chart:title svg:x="3.706cm" svg:y="0.296cm" chart:style-name="ch2">
          <text:p>kar.csv</text:p>
        </chart:title>
        <chart:plot-area chart:style-name="ch3" table:cell-range-address="melody.A39:melody.B50" chart:data-source-has-labels="both" svg:x="0.63cm" svg:y="1.565cm" svg:width="8.011cm" svg:height="5.869cm">
          <chartooo:coordinate-region svg:x="1.464cm" svg:y="1.764cm" svg:width="7.177cm" svg:height="5.024cm"/>
          <chart:axis chart:dimension="x" chart:name="primary-x" chart:style-name="ch4" chartooo:axis-type="auto">
            <chartooo:date-scale/>
            <chart:categories table:cell-range-address="melody.A40:melody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lody.B40:melody.B50" chart:label-cell-address="melody.B39:melody.B39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</text:p>
                <draw:g>
                  <svg:desc>melody.B39:melody.B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elody.A40:melody.A50</svg:desc>
                </draw:g>
              </table:table-cell>
              <table:table-cell office:value-type="float" office:value="0">
                <text:p>0</text:p>
                <draw:g>
                  <svg:desc>melody.B40:melody.B5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